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Param 1</text:p>
          </table:table-cell>
          <table:table-cell table:style-name="ce3" office:value-type="string" calcext:value-type="string">
            <text:p>Param 2</text:p>
          </table:table-cell>
          <table:table-cell table:style-name="ce3" office:value-type="string" calcext:value-type="string">
            <text:p>Param 3</text:p>
          </table:table-cell>
          <table:table-cell table:style-name="ce1" office:value-type="string" calcext:value-type="string">
            <text:p>Param 4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Fail exp1.1</text:p>
          </table:table-cell>
          <table:table-cell table:style-name="ce3" office:value-type="string" calcext:value-type="string">
            <text:p>Fail exp1.2</text:p>
          </table:table-cell>
          <table:table-cell table:style-name="ce3" office:value-type="string" calcext:value-type="string">
            <text:p>Fail exp1.3</text:p>
          </table:table-cell>
          <table:table-cell table:style-name="ce3" office:value-type="string" calcext:value-type="string">
            <text:p>Fail exp1.4</text:p>
          </table:table-cell>
          <table:table-cell table:style-name="ce3" office:value-type="string" calcext:value-type="string">
            <text:p>Fail exp1.5</text:p>
          </table:table-cell>
          <table:table-cell table:style-name="ce4" office:value-type="string" calcext:value-type="string">
            <text:p>OOMem, OOTime, Solvable, Error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table:formula="of:=IF([.K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5" table:formula="of:=IF([.K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table:style-name="ce5" table:formula="of:=IF([.K1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table:formula="of:=IF([.K1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table:style-name="ce5" table:formula="of:=IF([.K1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table:style-name="ce5" table:formula="of:=IF([.K2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table:formula="of:=IF([.K2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3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3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3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5" table:formula="of:=IF([.K3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5" table:formula="of:=IF([.K3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K3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3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M Cache Coherence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5" table:formula="of:=IF([.K3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K3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table:style-name="ce5" table:formula="of:=IF([.K4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5" table:formula="of:=IF([.K4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5" table:formula="of:=IF([.K4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4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5" table:formula="of:=IF([.K4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table:formula="of:=IF([.K4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4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4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4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4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5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5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5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5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5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5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5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5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5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5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6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 table:formula="of:=IF([.K6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6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6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6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5" table:formula="of:=IF([.K6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table:style-name="ce5" table:formula="of:=IF([.K6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5" table:formula="of:=IF([.K6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style-name="ce5" table:formula="of:=IF([.K6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5" table:formula="of:=IF([.K6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7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768" calcext:value-type="float">
            <text:p>76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7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7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7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7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table:formula="of:=IF([.K7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7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7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7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table:formula="of:=IF([.K7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8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8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8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8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table:formula="of:=IF([.K8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8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8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8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8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 table:formula="of:=IF([.K8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5" table:formula="of:=IF([.K9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9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K9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9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9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9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9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9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9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9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0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0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0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0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0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Bus</text:p>
          </table:table-cell>
          <table:table-cell table:number-columns-repeated="10"/>
          <table:table-cell table:style-name="ce5" table:formula="of:=IF([.K10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0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0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0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K10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1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1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11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11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3" office:value-type="float" office:value="22" calcext:value-type="float">
            <text:p>22</text:p>
          </table:table-cell>
          <table:table-cell table:style-name="ce5" table:formula="of:=IF([.K11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1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1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1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11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11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12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12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22" calcext:value-type="float">
            <text:p>22</text:p>
          </table:table-cell>
          <table:table-cell table:style-name="ce5" table:formula="of:=IF([.K12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table:formula="of:=IF([.K12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2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2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2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2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 table:formula="of:=IF([.K12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 table:formula="of:=IF([.K12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 table:formula="of:=IF([.K13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13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13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13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number-columns-repeated="2" office:value-type="float" office:value="22" calcext:value-type="float">
            <text:p>22</text:p>
          </table:table-cell>
          <table:table-cell table:style-name="ce5" table:formula="of:=IF([.K13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3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3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3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3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19" calcext:value-type="float">
            <text:p>319</text:p>
          </table:table-cell>
          <table:table-cell table:number-columns-repeated="9"/>
          <table:table-cell table:style-name="ce5" table:formula="of:=IF([.K13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table:style-name="ce5" table:formula="of:=IF([.K14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5964" calcext:value-type="float">
            <text:p>5964</text:p>
          </table:table-cell>
          <table:table-cell table:number-columns-repeated="9"/>
          <table:table-cell table:style-name="ce5" table:formula="of:=IF([.K14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B2S565S3960</text:p>
          </table:table-cell>
          <table:table-cell table:number-columns-repeated="10"/>
          <table:table-cell table:style-name="ce5" table:formula="of:=IF([.K14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style-name="ce5" table:formula="of:=IF([.K14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style-name="ce5" table:formula="of:=IF([.K14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5" table:formula="of:=IF([.K14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formula="of:=IF([.K14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14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14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14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table:formula="of:=IF([.K15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5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5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5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5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15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15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table:formula="of:=IF([.K15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formula="of:=IF([.K15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5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6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6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5" table:formula="of:=IF([.K16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16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table:style-name="ce5" table:formula="of:=IF([.K16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table:formula="of:=IF([.K16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6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6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tiway Sync</text:p>
          </table:table-cell>
          <table:table-cell table:number-columns-repeated="10"/>
          <table:table-cell table:style-name="ce5" table:formula="of:=IF([.K16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16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7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n System</text:p>
          </table:table-cell>
          <table:table-cell table:number-columns-repeated="10"/>
          <table:table-cell table:style-name="ce5" table:formula="of:=IF([.K17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5" table:formula="of:=IF([.K17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table:formula="of:=IF([.K17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7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8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18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8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18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18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8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8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8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8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table:formula="of:=IF([.K18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19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table:formula="of:=IF([.K19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19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19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19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0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0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20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20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20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 table:formula="of:=IF([.K20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 table:formula="of:=IF([.K20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" calcext:value-type="float">
            <text:p>200</text:p>
          </table:table-cell>
          <table:table-cell table:number-columns-repeated="9"/>
          <table:table-cell table:style-name="ce5" table:formula="of:=IF([.K20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table:style-name="ce5" table:formula="of:=IF([.K20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table:style-name="ce5" table:formula="of:=IF([.K20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table:style-name="ce5" table:formula="of:=IF([.K21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1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1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5" table:formula="of:=IF([.K21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K21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1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21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5" table:formula="of:=IF([.K21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1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1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2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2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2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2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3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3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3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3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3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3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3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3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3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23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4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4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duction Cell</text:p>
          </table:table-cell>
          <table:table-cell table:number-columns-repeated="10"/>
          <table:table-cell table:style-name="ce5" table:formula="of:=IF([.K24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24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5" table:formula="of:=IF([.K24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4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4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number-columns-repeated="4" office:value-type="float" office:value="44" calcext:value-type="float">
            <text:p>44</text:p>
          </table:table-cell>
          <table:table-cell table:style-name="ce5" table:formula="of:=IF([.K24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24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number-columns-repeated="4" office:value-type="float" office:value="44" calcext:value-type="float">
            <text:p>44</text:p>
          </table:table-cell>
          <table:table-cell table:style-name="ce5" table:formula="of:=IF([.K24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25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25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table:formula="of:=IF([.K25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25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5" table:formula="of:=IF([.K25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5" table:formula="of:=IF([.K25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5" table:formula="of:=IF([.K25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25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5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5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6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6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6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6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26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26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26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 table:formula="of:=IF([.K26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26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 table:formula="of:=IF([.K26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 table:formula="of:=IF([.K27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27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27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27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27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 table:formula="of:=IF([.K27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 table:formula="of:=IF([.K27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 table:formula="of:=IF([.K27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 table:formula="of:=IF([.K27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"/>
          <table:table-cell table:style-name="ce5" table:formula="of:=IF([.K27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table:style-name="ce5" table:formula="of:=IF([.K28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style-name="ce5" table:formula="of:=IF([.K28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5" table:formula="of:=IF([.K28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5" table:formula="of:=IF([.K28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5" table:formula="of:=IF([.K28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5" table:formula="of:=IF([.K285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formula="of:=IF([.K28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 table:formula="of:=IF([.K28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8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28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9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29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29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table:formula="of:=IF([.K29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9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29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29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K297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K29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 table:formula="of:=IF([.K29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K30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K30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30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30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0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K30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0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0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308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30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5" table:formula="of:=IF([.K31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1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1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q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31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5</text:p>
          </table:table-cell>
          <table:table-cell table:number-columns-repeated="8"/>
          <table:table-cell table:style-name="ce5" table:formula="of:=IF([.K314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31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table:formula="of:=IF([.K31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 table:formula="of:=IF([.K31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31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31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 table:formula="of:=IF([.K32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 table:formula="of:=IF([.K32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11" calcext:value-type="float">
            <text:p>11</text:p>
          </table:table-cell>
          <table:table-cell table:style-name="ce5" table:formula="of:=IF([.K32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4" office:value-type="float" office:value="22" calcext:value-type="float">
            <text:p>22</text:p>
          </table:table-cell>
          <table:table-cell table:style-name="ce5" table:formula="of:=IF([.K32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4" office:value-type="float" office:value="22" calcext:value-type="float">
            <text:p>22</text:p>
          </table:table-cell>
          <table:table-cell table:style-name="ce5" table:formula="of:=IF([.K32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5" table:formula="of:=IF([.K32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326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table:formula="of:=IF([.K32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2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IF([.K329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 table:formula="of:=IF([.K330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 table:formula="of:=IF([.K331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style-name="ce5" table:formula="of:=IF([.K332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IF([.K333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34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35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formula="of:=IF([.K336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37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38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39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40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 table:formula="of:=IF([.K341]&gt;0 ; 1; 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 No C</text:p>
          </table:table-cell>
          <table:table-cell table:number-columns-repeated="10"/>
          <table:table-cell table:style-name="ce5" table:formula="of:=IF([.K342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sy 2003</text:p>
          </table:table-cell>
          <table:table-cell table:number-columns-repeated="10"/>
          <table:table-cell table:style-name="ce5" table:formula="of:=IF([.K343]&gt;0 ; 1; 0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SUM([.G2:.G343])" office:value-type="float" office:value="8660" calcext:value-type="float">
            <text:p>8660</text:p>
          </table:table-cell>
          <table:table-cell table:formula="of:=SUM([.H2:.H343])" office:value-type="float" office:value="8802" calcext:value-type="float">
            <text:p>8802</text:p>
          </table:table-cell>
          <table:table-cell table:formula="of:=SUM([.I2:.I343])" office:value-type="float" office:value="9006" calcext:value-type="float">
            <text:p>9006</text:p>
          </table:table-cell>
          <table:table-cell table:formula="of:=SUM([.J2:.J343])" office:value-type="float" office:value="9139" calcext:value-type="float">
            <text:p>9139</text:p>
          </table:table-cell>
          <table:table-cell table:formula="of:=SUM([.K2:.K343])" office:value-type="float" office:value="9270" calcext:value-type="float">
            <text:p>9270</text:p>
          </table:table-cell>
          <table:table-cell table:formula="of:=SUM([.L2:.L343])" office:value-type="float" office:value="222" calcext:value-type="float">
            <text:p>2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8660" calcext:value-type="float">
            <text:p>8660</text:p>
          </table:table-cell>
          <table:table-cell office:value-type="float" office:value="8802" calcext:value-type="float">
            <text:p>8802</text:p>
          </table:table-cell>
          <table:table-cell office:value-type="float" office:value="9006" calcext:value-type="float">
            <text:p>9006</text:p>
          </table:table-cell>
          <table:table-cell office:value-type="float" office:value="9139" calcext:value-type="float">
            <text:p>9139</text:p>
          </table:table-cell>
          <table:table-cell office:value-type="float" office:value="9270" calcext:value-type="float">
            <text:p>9270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ary result</text:p>
          </table:table-cell>
          <table:table-cell table:number-columns-repeated="5"/>
          <table:table-cell office:value-type="float" office:value="8658" calcext:value-type="float">
            <text:p>8658</text:p>
          </table:table-cell>
          <table:table-cell office:value-type="float" office:value="8797" calcext:value-type="float">
            <text:p>8797</text:p>
          </table:table-cell>
          <table:table-cell office:value-type="float" office:value="9003" calcext:value-type="float">
            <text:p>9003</text:p>
          </table:table-cell>
          <table:table-cell office:value-type="float" office:value="9138" calcext:value-type="float">
            <text:p>9138</text:p>
          </table:table-cell>
          <table:table-cell office:value-type="float" office:value="9265" calcext:value-type="float">
            <text:p>9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upt entries recover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upt unknow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que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3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0:58:10.274736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59:04.910944738</meta:creation-date>
    <dc:date>2016-02-24T11:22:52.313809060</dc:date>
    <meta:editing-duration>PT4H48M43S</meta:editing-duration>
    <meta:editing-cycles>10</meta:editing-cycles>
    <meta:generator>LibreOffice/4.2.8.2$Linux_X86_64 LibreOffice_project/420m0$Build-2</meta:generator>
    <meta:document-statistic meta:table-count="1" meta:cell-count="2340" meta:object-count="0"/>
  </office:meta>
</office:document-meta>
</file>